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paragraph-rsid="00122b37"/>
    </style:style>
    <style:style style:name="P2" style:family="paragraph" style:parent-style-name="Heading_20_3">
      <style:paragraph-properties fo:text-align="start" style:justify-single-word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Heading_20_4">
      <style:paragraph-properties fo:text-align="start" style:justify-single-word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>
      <style:text-properties officeooo:paragraph-rsid="001080eb"/>
    </style:style>
    <style:style style:name="P15" style:family="paragraph" style:parent-style-name="Text_20_body">
      <style:text-properties officeooo:paragraph-rsid="001080eb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officeooo:paragraph-rsid="001080eb"/>
    </style:style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fo:color="#729fcf" loext:opacity="100%" style:text-underline-style="none"/>
    </style:style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8">
      <style:paragraph-properties fo:margin-top="0cm" fo:margin-bottom="0cm" style:contextual-spacing="false"/>
      <style:text-properties fo:color="#729fcf" loext:opacity="100%" style:text-underline-style="none"/>
    </style:style>
    <style:style style:name="P25" style:family="paragraph" style:parent-style-name="Text_20_body" style:list-style-name="L8">
      <style:text-properties fo:color="#729fcf" loext:opacity="100%" style:text-underline-style="none"/>
    </style:style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9">
      <style:text-properties officeooo:paragraph-rsid="00107d3c"/>
    </style:style>
    <style:style style:name="P28" style:family="paragraph" style:parent-style-name="Text_20_body">
      <style:text-properties officeooo:paragraph-rsid="00107d3c"/>
    </style:style>
    <style:style style:name="P29" style:family="paragraph" style:parent-style-name="Heading_20_3">
      <style:text-properties officeooo:paragraph-rsid="00107d3c"/>
    </style:style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P31" style:family="paragraph" style:parent-style-name="Text_20_body" style:list-style-name="L10"/>
    <style:style style:name="P32" style:family="paragraph" style:parent-style-name="Text_20_body" style:list-style-name="L10">
      <style:text-properties fo:color="#729fcf" loext:opacity="100%"/>
    </style:style>
    <style:style style:name="P33" style:family="paragraph" style:parent-style-name="Text_20_body" style:list-style-name="L11">
      <style:paragraph-properties fo:margin-top="0cm" fo:margin-bottom="0cm" style:contextual-spacing="false"/>
    </style:style>
    <style:style style:name="P34" style:family="paragraph" style:parent-style-name="Text_20_body" style:list-style-name="L11"/>
    <style:style style:name="P35" style:family="paragraph" style:parent-style-name="Text_20_body" style:list-style-name="L12">
      <style:paragraph-properties fo:margin-top="0cm" fo:margin-bottom="0cm" style:contextual-spacing="false"/>
    </style:style>
    <style:style style:name="P36" style:family="paragraph" style:parent-style-name="Text_20_body" style:list-style-name="L12"/>
    <style:style style:name="P37" style:family="paragraph" style:parent-style-name="Text_20_body" style:list-style-name="L13">
      <style:paragraph-properties fo:margin-top="0cm" fo:margin-bottom="0cm" style:contextual-spacing="false"/>
    </style:style>
    <style:style style:name="P38" style:family="paragraph" style:parent-style-name="Text_20_body" style:list-style-name="L13"/>
    <style:style style:name="T1" style:family="text">
      <style:text-properties officeooo:rsid="00122b37"/>
    </style:style>
    <style:style style:name="T2" style:family="text">
      <style:text-properties officeooo:rsid="00107d3c"/>
    </style:style>
    <style:style style:name="T3" style:family="text">
      <style:text-properties officeooo:rsid="001080eb"/>
    </style:style>
    <style:style style:name="T4" style:family="text">
      <style:text-properties fo:color="#729fcf" loext:opacity="100%" style:text-underline-style="none"/>
    </style:style>
    <style:style style:name="T5" style:family="text">
      <style:text-properties fo:color="#729fcf" loext:opacity="100%" style:text-underline-style="none" officeooo:rsid="0013bf04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"/>
    </style:style>
    <style:style style:name="T8" style:family="text">
      <style:text-properties fo:color="#729fcf" loext:opacity="100%"/>
    </style:style>
    <style:style style:name="T9" style:family="text">
      <style:text-properties officeooo:rsid="0015127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Название проекта <text:span text:style-name="T1">(веб-приложения)</text:span>: <text:span text:style-name="Strong_20_Emphasis"><text:span text:style-name="T1">DealLine</text:span></text:span></text:h>
      <text:h text:style-name="P2" text:outline-level="3"><text:span text:style-name="Strong_20_Emphasis">Цель проекта</text:span></text:h>
      <text:p text:style-name="Text_20_body">Создать удобный и интуитивный интерфейс для трекера задач, организованных по обсуждениям, ориентированный на команды разработчиков.</text:p>
      <text:list text:style-name="L1">
        <text:list-item>
          <text:p text:style-name="P3"><text:span text:style-name="Strong_20_Emphasis">Роль тимлида</text:span>:</text:p>
          <text:list>
            <text:list-item>
              <text:p text:style-name="P3">Создает обсуждения.</text:p>
            </text:list-item>
            <text:list-item>
              <text:p text:style-name="P3">Единственный, кто может редактировать обсуждение.</text:p>
            </text:list-item>
          </text:list>
        </text:list-item>
        <text:list-item>
          <text:p text:style-name="P3"><text:span text:style-name="Strong_20_Emphasis">Роль разработчиков</text:span>:</text:p>
          <text:list>
            <text:list-item>
              <text:p text:style-name="P3">Просматривают обсуждения и задачи.</text:p>
            </text:list-item>
            <text:list-item>
              <text:p text:style-name="P4">Отмечают выполнение задач.</text:p>
            </text:list-item>
          </text:list>
        </text:list-item>
      </text:list>
      <text:p text:style-name="Text_20_body">Проект позволяет структурировать совместную работу, обеспечивая удобное взаимодействие между участниками команды.</text:p>
      <text:p text:style-name="P5"/>
      <text:h text:style-name="P2" text:outline-level="3"><text:span text:style-name="Strong_20_Emphasis">Основные модули и функционал</text:span></text:h>
      <text:h text:style-name="Heading_20_4" text:outline-level="4">1. <text:span text:style-name="Strong_20_Emphasis">Страница всех обсуждений</text:span></text:h>
      <text:list text:style-name="L2">
        <text:list-item>
          <text:p text:style-name="P6">Отображение списка обсуждений в свернутом виде для компактности.</text:p>
        </text:list-item>
        <text:list-item>
          <text:p text:style-name="P6">Информация об обсуждении: название, количество задач, участники, статус (например, активное или завершенное).</text:p>
        </text:list-item>
        <text:list-item>
          <text:p text:style-name="P6">Возможность раскрытия обсуждения (анимация снизу вверх, контент появляется через 0.6 секунды).</text:p>
        </text:list-item>
        <text:list-item>
          <text:p text:style-name="P6">Кнопка переключения вида задач в обсуждении:</text:p>
          <text:list>
            <text:list-item>
              <text:p text:style-name="P6"><text:span text:style-name="Strong_20_Emphasis">Линейный список</text:span> — задачи отображаются по порядку.</text:p>
            </text:list-item>
            <text:list-item>
              <text:p text:style-name="P7"><text:span text:style-name="Strong_20_Emphasis">Карточки</text:span> — задачи разделены по участникам.</text:p>
            </text:list-item>
          </text:list>
        </text:list-item>
      </text:list>
      <text:h text:style-name="Heading_20_4" text:outline-level="4">2. <text:span text:style-name="Strong_20_Emphasis">Обсуждение</text:span></text:h>
      <text:list text:style-name="L3">
        <text:list-item>
          <text:p text:style-name="P8">Включает:</text:p>
          <text:list>
            <text:list-item>
              <text:p text:style-name="P8">Название и описание.</text:p>
            </text:list-item>
            <text:list-item>
              <text:p text:style-name="P8">Список задач с дедлайнами, приоритетами, ответственными пользователями.</text:p>
            </text:list-item>
            <text:list-item>
              <text:p text:style-name="P8">Возможность добавления новых задач и редактирования существующих.</text:p>
            </text:list-item>
          </text:list>
        </text:list-item>
        <text:list-item>
          <text:p text:style-name="P9">Задачи могут быть скрыты от пользователей, не связанных с обсуждением.</text:p>
        </text:list-item>
      </text:list>
      <text:h text:style-name="P10" text:outline-level="4"><text:span text:style-name="Strong_20_Emphasis">3. Создание и редактирование обсуждений</text:span></text:h>
      <text:list text:style-name="L4">
        <text:list-item>
          <text:p text:style-name="P11">Отдельная страница для создания и редактирования обсуждений.</text:p>
        </text:list-item>
        <text:list-item>
          <text:p text:style-name="P11">Поля:</text:p>
          <text:list>
            <text:list-item>
              <text:p text:style-name="P11">Название, описание.</text:p>
            </text:list-item>
            <text:list-item>
              <text:p text:style-name="P11">Список задач</text:p>
            </text:list-item>
            <text:list-item>
              <text:p text:style-name="P11">Список участников.</text:p>
            </text:list-item>
            <text:list-item>
              <text:p text:style-name="P12">Настройки приватности (публичное/частное обсуждение).</text:p>
            </text:list-item>
          </text:list>
        </text:list-item>
      </text:list>
      <text:h text:style-name="P10" text:outline-level="4"><text:soft-page-break/><text:span text:style-name="Strong_20_Emphasis">4. Задачи</text:span></text:h>
      <text:list text:style-name="L5">
        <text:list-item>
          <text:p text:style-name="P13">Поля задачи:</text:p>
          <text:list>
            <text:list-item>
              <text:p text:style-name="P13">Название, описание.</text:p>
            </text:list-item>
            <text:list-item>
              <text:p text:style-name="P13">Вложенные файлы (картинки, видео).</text:p>
            </text:list-item>
            <text:list-item>
              <text:p text:style-name="P13">Дедлайн, приоритет (высокий — красный, средний — оранжевый, низкий — зеленый).</text:p>
            </text:list-item>
            <text:list-item>
              <text:p text:style-name="P13">Список ответственных пользователей.</text:p>
            </text:list-item>
          </text:list>
        </text:list-item>
        <text:list-item>
          <text:p text:style-name="P13">Возможность редактировать, удалять задачи <text:span text:style-name="T2">( в разделе создания обсуждений )</text:span>.</text:p>
        </text:list-item>
        <text:list-item>
          <text:p text:style-name="P13">Отображение задач:</text:p>
          <text:list>
            <text:list-item>
              <text:p text:style-name="P13">Линейный список.</text:p>
            </text:list-item>
            <text:list-item>
              <text:p text:style-name="P14">Карточки по участникам.</text:p>
              <text:p text:style-name="P14"/>
            </text:list-item>
          </text:list>
        </text:list-item>
      </text:list>
      <text:p text:style-name="P15"><text:span text:style-name="T3">5</text:span>. <text:span text:style-name="Strong_20_Emphasis">Меню навигации</text:span></text:p>
      <text:list text:continue-numbering="true" text:style-name="L5">
        <text:list-item>
          <text:p text:style-name="P16">Минималистичное, с понятными иконками.</text:p>
        </text:list-item>
        <text:list-item>
          <text:p text:style-name="P16">Пропорции меню и основного контента:</text:p>
          <text:list>
            <text:list-item>
              <text:p text:style-name="P16">Максимальные — (40-60).</text:p>
            </text:list-item>
            <text:list-item>
              <text:p text:style-name="P16">Рекуомендуемые — (15-85).</text:p>
            </text:list-item>
            <text:list-item>
              <text:p text:style-name="P16">Присутствует возможность редактирования длины меню. Больше меню <text:span text:style-name="T2">=&gt; Меньше основная часть</text:span></text:p>
            </text:list-item>
          </text:list>
        </text:list-item>
        <text:list-item>
          <text:p text:style-name="P14">Выпадающий список обсуждений.</text:p>
        </text:list-item>
      </text:list>
      <text:h text:style-name="P10" text:outline-level="4"><text:span text:style-name="T3">6</text:span>. <text:span text:style-name="Strong_20_Emphasis">Календарь</text:span></text:h>
      <text:list text:style-name="L6">
        <text:list-item>
          <text:p text:style-name="P17">Грид-сетка с 7 столбцами (дни недели).</text:p>
        </text:list-item>
        <text:list-item>
          <text:p text:style-name="P17">Фиксированная позиция левого столбца с названиями дней недели.</text:p>
        </text:list-item>
        <text:list-item>
          <text:p text:style-name="P17">Скроллинг на 3 месяца вперед.</text:p>
        </text:list-item>
        <text:list-item>
          <text:p text:style-name="P17">Отображение задач в ячейках:</text:p>
          <text:list>
            <text:list-item>
              <text:p text:style-name="P17">Название задачи.</text:p>
            </text:list-item>
            <text:list-item>
              <text:p text:style-name="P17">Цветовое обозначение приоритета.</text:p>
            </text:list-item>
          </text:list>
        </text:list-item>
        <text:list-item>
          <text:p text:style-name="P18">Задача: продумать отображение дат внутри ячеек календаря.</text:p>
        </text:list-item>
      </text:list>
      <text:p text:style-name="P19"><text:span text:style-name="Strong_20_Emphasis">Элементы меню</text:span>:</text:p>
      <text:list text:style-name="L7">
        <text:list-item>
          <text:p text:style-name="P20">Фильтры задач (по приоритету, дедлайну, статусу).</text:p>
        </text:list-item>
        <text:list-item>
          <text:p text:style-name="P20">Список обсуждений.</text:p>
        </text:list-item>
        <text:list-item>
          <text:p text:style-name="P20">Календарь.</text:p>
        </text:list-item>
        <text:list-item>
          <text:p text:style-name="P20">Поиск друзей.</text:p>
        </text:list-item>
        <text:list-item>
          <text:p text:style-name="P20">FAQ.</text:p>
        </text:list-item>
        <text:list-item>
          <text:p text:style-name="P21">Профиль пользователя.</text:p>
        </text:list-item>
        <text:list-item>
          <text:p text:style-name="P22">Уведомления</text:p>
        </text:list-item>
      </text:list>
      <text:h text:style-name="Heading_20_3" text:outline-level="3"><text:soft-page-break/><text:span text:style-name="Strong_20_Emphasis"><text:span text:style-name="T4">Уведомления </text:span></text:span><text:span text:style-name="Strong_20_Emphasis"><text:span text:style-name="T5">( из меню )</text:span></text:span></text:h>
      <text:list text:style-name="L8">
        <text:list-item>
          <text:p text:style-name="P23"><text:span text:style-name="Strong_20_Emphasis"><text:span text:style-name="T4">Расположение:</text:span></text:span><text:span text:style-name="T4"><text:line-break/>Уведомления будут отображаться в боковом меню. В разделе уведомлений пользователь сможет увидеть 5 последних уведомлений.</text:span></text:p>
        </text:list-item>
        <text:list-item>
          <text:p text:style-name="P23"><text:span text:style-name="Strong_20_Emphasis"><text:span text:style-name="T4">Типы уведомлений:</text:span></text:span></text:p>
          <text:list>
            <text:list-item>
              <text:p text:style-name="P23"><text:span text:style-name="Strong_20_Emphasis"><text:span text:style-name="T4">Запрос в друзья:</text:span></text:span><text:span text:style-name="T4"> когда другой пользователь отправляет запрос.</text:span></text:p>
            </text:list-item>
            <text:list-item>
              <text:p text:style-name="P23"><text:span text:style-name="Strong_20_Emphasis"><text:span text:style-name="T4">Приглашение в обсуждение:</text:span></text:span><text:span text:style-name="T4"> когда пользователь получает приглашение присоединиться к обсуждению.</text:span></text:p>
            </text:list-item>
            <text:list-item>
              <text:p text:style-name="P23"><text:span text:style-name="Strong_20_Emphasis"><text:span text:style-name="T4">Напоминание о дедлайне:</text:span></text:span><text:span text:style-name="T4"> уведомление о приближающемся сроке выполнения задачи.</text:span></text:p>
            </text:list-item>
          </text:list>
        </text:list-item>
        <text:list-item>
          <text:p text:style-name="P23"><text:span text:style-name="Strong_20_Emphasis"><text:span text:style-name="T4">Интерактивность:</text:span></text:span><text:span text:style-name="T4"><text:line-break/>Уведомления появляются:</text:span></text:p>
          <text:list>
            <text:list-item>
              <text:p text:style-name="P24">При наведении на иконку уведомлений.</text:p>
            </text:list-item>
            <text:list-item>
              <text:p text:style-name="P25">Или при клике (в зависимости от выбранной реализации).</text:p>
            </text:list-item>
          </text:list>
        </text:list-item>
      </text:list>
      <text:p text:style-name="Text_20_body"/>
      <text:h text:style-name="P10" text:outline-level="4"><text:span text:style-name="T2">7</text:span>. <text:span text:style-name="Strong_20_Emphasis">Профиль пользователя</text:span></text:h>
      <text:list text:style-name="L9">
        <text:list-item>
          <text:p text:style-name="P26">Отображение аватара, имени, списка друзей.</text:p>
        </text:list-item>
        <text:list-item>
          <text:p text:style-name="P26">Настройки приватности (скрытие публичных задач).</text:p>
        </text:list-item>
        <text:list-item>
          <text:p text:style-name="P27">Возможность других людей просматривать публичные обсуждения человека, в профиль к которому они зашли.</text:p>
        </text:list-item>
      </text:list>
      <text:p text:style-name="P28"/>
      <text:h text:style-name="P29" text:outline-level="3"><text:span text:style-name="Strong_20_Emphasis">Визуальный стиль</text:span></text:h>
      <text:h text:style-name="P29" text:outline-level="3"><text:span text:style-name="Strong_20_Emphasis"><text:span text:style-name="T6">Основной стиль</text:span></text:span><text:span text:style-name="T6">:</text:span></text:h>
      <text:list text:style-name="L10">
        <text:list-item>
          <text:list>
            <text:list-item>
              <text:p text:style-name="P30">Минималистичный и строгий дизайн.</text:p>
            </text:list-item>
            <text:list-item>
              <text:p text:style-name="P31">Вдохновение: GitHub, <text:span text:style-name="T2">Notion, Obsidian</text:span>.</text:p>
            </text:list-item>
            <text:list-item>
              <text:p text:style-name="P32">Форма блоков: Уменьшить использование полностью круглых элементов.<text:line-break/>Применить легкое скругление углов блоков, кнопок и других интерфейсных элементов для визуальной гармонии.</text:p>
            </text:list-item>
          </text:list>
        </text:list-item>
      </text:list>
      <text:h text:style-name="Heading_20_4" text:outline-level="4">Цветовая палитра:</text:h>
      <text:list text:style-name="L11">
        <text:list-item>
          <text:p text:style-name="P33">Основной цвет: <text:span text:style-name="Source_20_Text">#242424</text:span>.</text:p>
        </text:list-item>
        <text:list-item>
          <text:p text:style-name="P33">Вторичный основной цвет: <text:span text:style-name="Source_20_Text">#282828</text:span>.</text:p>
        </text:list-item>
        <text:list-item>
          <text:p text:style-name="P33">Белый цвет для текста: <text:span text:style-name="Source_20_Text">#FFFFFF</text:span>.</text:p>
        </text:list-item>
        <text:list-item>
          <text:p text:style-name="P33">Акцентный цвет (для кнопок, названия): <text:span text:style-name="Source_20_Text">#FF4A4A</text:span>.</text:p>
        </text:list-item>
        <text:list-item>
          <text:p text:style-name="P33">Акцентный цвет для приоритетов:</text:p>
          <text:list>
            <text:list-item>
              <text:p text:style-name="P33">Высокий — <text:span text:style-name="Source_20_Text"><text:span text:style-name="T7">красный</text:span></text:span>.</text:p>
            </text:list-item>
            <text:list-item>
              <text:p text:style-name="P33">Средний — оранжевый.</text:p>
            </text:list-item>
            <text:list-item>
              <text:p text:style-name="P34">Низкий — зеленый.</text:p>
            </text:list-item>
          </text:list>
        </text:list-item>
      </text:list>
      <text:p text:style-name="Text_20_body">Цвета могут быть скорректированы в процессе разработки для лучшей визуальной гармонии.</text:p>
      <text:h text:style-name="Heading_20_4" text:outline-level="4"><text:soft-page-break/>Шрифты:</text:h>
      <text:list text:style-name="L12">
        <text:list-item>
          <text:p text:style-name="P35"><text:span text:style-name="Source_20_Text">Inter</text:span>.</text:p>
        </text:list-item>
        <text:list-item>
          <text:p text:style-name="P35"><text:span text:style-name="Source_20_Text">Funnel Display</text:span> (для английского текста).</text:p>
        </text:list-item>
        <text:list-item>
          <text:p text:style-name="P36">Третий шрифт — на выбор.</text:p>
        </text:list-item>
      </text:list>
      <text:h text:style-name="Heading_20_4" text:outline-level="4">Анимации:</text:h>
      <text:list text:style-name="L13">
        <text:list-item>
          <text:p text:style-name="P37">Плавное раскрытие обсуждений и задач снизу вверх (длительность 0.6 сек).</text:p>
        </text:list-item>
        <text:list-item>
          <text:p text:style-name="P38">Минимальные hover-эффекты для меню и кнопок.</text:p>
        </text:list-item>
      </text:list>
      <text:p text:style-name="P28"/>
      <text:p text:style-name="P28"/>
      <text:p text:style-name="P28">---------------------------------</text:p>
      <text:p text:style-name="P19"><text:span text:style-name="T8">Такой цвет </text:span>— правки №<text:span text:style-name="T9">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1:44:28.575410190</meta:creation-date>
    <dc:date>2024-11-25T03:02:50.438406135</dc:date>
    <meta:editing-duration>PT13M9S</meta:editing-duration>
    <meta:editing-cycles>4</meta:editing-cycles>
    <meta:generator>LibreOffice/24.8.0.3$MacOSX_X86_64 LibreOffice_project/0bdf1299c94fe897b119f97f3c613e9dca6be583</meta:generator>
    <meta:document-statistic meta:table-count="0" meta:image-count="0" meta:object-count="0" meta:page-count="4" meta:paragraph-count="102" meta:word-count="559" meta:character-count="4057" meta:non-whitespace-character-count="3667"/>
  </office:meta>
</office:document-meta>
</file>